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11416666667" calcext:value-type="float">
            <text:p>2.29111</text:p>
          </table:table-cell>
          <table:table-cell office:value-type="float" office:value="2.47394583333333" calcext:value-type="float">
            <text:p>2.47395</text:p>
          </table:table-cell>
          <table:table-cell office:value-type="float" office:value="4.403391" calcext:value-type="float">
            <text:p>4.403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17941666667" calcext:value-type="float">
            <text:p>2.22818</text:p>
          </table:table-cell>
          <table:table-cell office:value-type="float" office:value="2.43325025" calcext:value-type="float">
            <text:p>2.43325</text:p>
          </table:table-cell>
          <table:table-cell office:value-type="float" office:value="4.188455" calcext:value-type="float">
            <text:p>4.188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19791666667" calcext:value-type="float">
            <text:p>2.2382</text:p>
          </table:table-cell>
          <table:table-cell office:value-type="float" office:value="2.40746666666667" calcext:value-type="float">
            <text:p>2.40747</text:p>
          </table:table-cell>
          <table:table-cell office:value-type="float" office:value="4.239841" calcext:value-type="float">
            <text:p>4.239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684708333333" calcext:value-type="float">
            <text:p>2.22685</text:p>
          </table:table-cell>
          <table:table-cell office:value-type="float" office:value="2.39946083333333" calcext:value-type="float">
            <text:p>2.39946</text:p>
          </table:table-cell>
          <table:table-cell office:value-type="float" office:value="3.888914" calcext:value-type="float">
            <text:p>3.888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14625" calcext:value-type="float">
            <text:p>2.14415</text:p>
          </table:table-cell>
          <table:table-cell office:value-type="float" office:value="2.35408833333333" calcext:value-type="float">
            <text:p>2.35409</text:p>
          </table:table-cell>
          <table:table-cell office:value-type="float" office:value="2.893024" calcext:value-type="float">
            <text:p>2.89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16525" calcext:value-type="float">
            <text:p>2.21217</text:p>
          </table:table-cell>
          <table:table-cell office:value-type="float" office:value="2.32566275" calcext:value-type="float">
            <text:p>2.32566</text:p>
          </table:table-cell>
          <table:table-cell office:value-type="float" office:value="3.758781" calcext:value-type="float">
            <text:p>3.758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927266666667" calcext:value-type="float">
            <text:p>2.25927</text:p>
          </table:table-cell>
          <table:table-cell office:value-type="float" office:value="2.31496975" calcext:value-type="float">
            <text:p>2.31497</text:p>
          </table:table-cell>
          <table:table-cell office:value-type="float" office:value="3.804884" calcext:value-type="float">
            <text:p>3.804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05191666667" calcext:value-type="float">
            <text:p>2.22905</text:p>
          </table:table-cell>
          <table:table-cell office:value-type="float" office:value="2.31467441666667" calcext:value-type="float">
            <text:p>2.31467</text:p>
          </table:table-cell>
          <table:table-cell office:value-type="float" office:value="3.637933" calcext:value-type="float">
            <text:p>3.637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049683333333" calcext:value-type="float">
            <text:p>2.1805</text:p>
          </table:table-cell>
          <table:table-cell office:value-type="float" office:value="2.31347766666667" calcext:value-type="float">
            <text:p>2.31348</text:p>
          </table:table-cell>
          <table:table-cell office:value-type="float" office:value="3.165111" calcext:value-type="float">
            <text:p>3.165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83716666667" calcext:value-type="float">
            <text:p>2.23584</text:p>
          </table:table-cell>
          <table:table-cell office:value-type="float" office:value="2.28757383333333" calcext:value-type="float">
            <text:p>2.28757</text:p>
          </table:table-cell>
          <table:table-cell office:value-type="float" office:value="3.409134" calcext:value-type="float">
            <text:p>3.409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7363" calcext:value-type="float">
            <text:p>2.28736</text:p>
          </table:table-cell>
          <table:table-cell office:value-type="float" office:value="2.42728758333333" calcext:value-type="float">
            <text:p>2.42729</text:p>
          </table:table-cell>
          <table:table-cell office:value-type="float" office:value="4.729438" calcext:value-type="float">
            <text:p>4.729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8468883333333" calcext:value-type="float">
            <text:p>2.28469</text:p>
          </table:table-cell>
          <table:table-cell office:value-type="float" office:value="2.40455133333333" calcext:value-type="float">
            <text:p>2.40455</text:p>
          </table:table-cell>
          <table:table-cell office:value-type="float" office:value="4.673447" calcext:value-type="float">
            <text:p>4.673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812175" calcext:value-type="float">
            <text:p>2.14812</text:p>
          </table:table-cell>
          <table:table-cell office:value-type="float" office:value="2.282633" calcext:value-type="float">
            <text:p>2.28263</text:p>
          </table:table-cell>
          <table:table-cell office:value-type="float" office:value="2.728827" calcext:value-type="float">
            <text:p>2.72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833491666667" calcext:value-type="float">
            <text:p>2.10833</text:p>
          </table:table-cell>
          <table:table-cell office:value-type="float" office:value="2.26853033333333" calcext:value-type="float">
            <text:p>2.26853</text:p>
          </table:table-cell>
          <table:table-cell office:value-type="float" office:value="2.822061" calcext:value-type="float">
            <text:p>2.822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767" calcext:value-type="float">
            <text:p>2.22377</text:p>
          </table:table-cell>
          <table:table-cell office:value-type="float" office:value="2.26769283333333" calcext:value-type="float">
            <text:p>2.26769</text:p>
          </table:table-cell>
          <table:table-cell office:value-type="float" office:value="3.780082" calcext:value-type="float">
            <text:p>3.780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536966666667" calcext:value-type="float">
            <text:p>2.26537</text:p>
          </table:table-cell>
          <table:table-cell office:value-type="float" office:value="2.33192591666667" calcext:value-type="float">
            <text:p>2.33193</text:p>
          </table:table-cell>
          <table:table-cell office:value-type="float" office:value="4.029769" calcext:value-type="float">
            <text:p>4.029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17916666667" calcext:value-type="float">
            <text:p>2.22118</text:p>
          </table:table-cell>
          <table:table-cell office:value-type="float" office:value="2.25866375" calcext:value-type="float">
            <text:p>2.25866</text:p>
          </table:table-cell>
          <table:table-cell office:value-type="float" office:value="3.081161" calcext:value-type="float">
            <text:p>3.081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16975" calcext:value-type="float">
            <text:p>2.25717</text:p>
          </table:table-cell>
          <table:table-cell office:value-type="float" office:value="2.15346183333333" calcext:value-type="float">
            <text:p>2.15346</text:p>
          </table:table-cell>
          <table:table-cell office:value-type="float" office:value="3.553801" calcext:value-type="float">
            <text:p>3.55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21883333333" calcext:value-type="float">
            <text:p>2.24822</text:p>
          </table:table-cell>
          <table:table-cell office:value-type="float" office:value="2.47798425" calcext:value-type="float">
            <text:p>2.47798</text:p>
          </table:table-cell>
          <table:table-cell office:value-type="float" office:value="4.548358" calcext:value-type="float">
            <text:p>4.548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23733333333" calcext:value-type="float">
            <text:p>2.24724</text:p>
          </table:table-cell>
          <table:table-cell office:value-type="float" office:value="2.4040465" calcext:value-type="float">
            <text:p>2.40405</text:p>
          </table:table-cell>
          <table:table-cell office:value-type="float" office:value="4.132687" calcext:value-type="float">
            <text:p>4.132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84241666667" calcext:value-type="float">
            <text:p>2.24384</text:p>
          </table:table-cell>
          <table:table-cell office:value-type="float" office:value="2.414867" calcext:value-type="float">
            <text:p>2.41487</text:p>
          </table:table-cell>
          <table:table-cell office:value-type="float" office:value="4.240691" calcext:value-type="float">
            <text:p>4.240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743041666667" calcext:value-type="float">
            <text:p>2.23743</text:p>
          </table:table-cell>
          <table:table-cell office:value-type="float" office:value="2.39818458333333" calcext:value-type="float">
            <text:p>2.39818</text:p>
          </table:table-cell>
          <table:table-cell office:value-type="float" office:value="4.343178" calcext:value-type="float">
            <text:p>4.343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34883333333" calcext:value-type="float">
            <text:p>2.23635</text:p>
          </table:table-cell>
          <table:table-cell office:value-type="float" office:value="2.40581216666667" calcext:value-type="float">
            <text:p>2.40581</text:p>
          </table:table-cell>
          <table:table-cell office:value-type="float" office:value="4.24449" calcext:value-type="float">
            <text:p>4.244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12125" calcext:value-type="float">
            <text:p>2.23012</text:p>
          </table:table-cell>
          <table:table-cell office:value-type="float" office:value="2.29673" calcext:value-type="float">
            <text:p>2.29673</text:p>
          </table:table-cell>
          <table:table-cell office:value-type="float" office:value="3.477489" calcext:value-type="float">
            <text:p>3.47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28741666667" calcext:value-type="float">
            <text:p>2.22829</text:p>
          </table:table-cell>
          <table:table-cell office:value-type="float" office:value="2.40348408333333" calcext:value-type="float">
            <text:p>2.40348</text:p>
          </table:table-cell>
          <table:table-cell office:value-type="float" office:value="4.065258" calcext:value-type="float">
            <text:p>4.065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89866666667" calcext:value-type="float">
            <text:p>2.2269</text:p>
          </table:table-cell>
          <table:table-cell office:value-type="float" office:value="2.23476616666667" calcext:value-type="float">
            <text:p>2.23477</text:p>
          </table:table-cell>
          <table:table-cell office:value-type="float" office:value="3.315715" calcext:value-type="float">
            <text:p>3.315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71908333333" calcext:value-type="float">
            <text:p>2.22672</text:p>
          </table:table-cell>
          <table:table-cell office:value-type="float" office:value="2.33047325" calcext:value-type="float">
            <text:p>2.33047</text:p>
          </table:table-cell>
          <table:table-cell office:value-type="float" office:value="3.737992" calcext:value-type="float">
            <text:p>3.737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341" calcext:value-type="float">
            <text:p>2.22534</text:p>
          </table:table-cell>
          <table:table-cell office:value-type="float" office:value="2.30965808333333" calcext:value-type="float">
            <text:p>2.30966</text:p>
          </table:table-cell>
          <table:table-cell office:value-type="float" office:value="3.754468" calcext:value-type="float">
            <text:p>3.754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477841666667" calcext:value-type="float">
            <text:p>2.22478</text:p>
          </table:table-cell>
          <table:table-cell office:value-type="float" office:value="2.28621466666667" calcext:value-type="float">
            <text:p>2.28621</text:p>
          </table:table-cell>
          <table:table-cell office:value-type="float" office:value="3.379195" calcext:value-type="float">
            <text:p>3.37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94216666667" calcext:value-type="float">
            <text:p>2.20994</text:p>
          </table:table-cell>
          <table:table-cell office:value-type="float" office:value="2.21973925" calcext:value-type="float">
            <text:p>2.21974</text:p>
          </table:table-cell>
          <table:table-cell office:value-type="float" office:value="3.005807" calcext:value-type="float">
            <text:p>3.005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27108333333" calcext:value-type="float">
            <text:p>2.21927</text:p>
          </table:table-cell>
          <table:table-cell office:value-type="float" office:value="2.26753858333333" calcext:value-type="float">
            <text:p>2.26754</text:p>
          </table:table-cell>
          <table:table-cell office:value-type="float" office:value="3.688721" calcext:value-type="float">
            <text:p>3.688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19383333333" calcext:value-type="float">
            <text:p>2.21919</text:p>
          </table:table-cell>
          <table:table-cell office:value-type="float" office:value="2.27300216666667" calcext:value-type="float">
            <text:p>2.273</text:p>
          </table:table-cell>
          <table:table-cell office:value-type="float" office:value="3.092391" calcext:value-type="float">
            <text:p>3.092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894116666667" calcext:value-type="float">
            <text:p>2.21894</text:p>
          </table:table-cell>
          <table:table-cell office:value-type="float" office:value="2.391302" calcext:value-type="float">
            <text:p>2.3913</text:p>
          </table:table-cell>
          <table:table-cell office:value-type="float" office:value="3.387428" calcext:value-type="float">
            <text:p>3.387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71066666667" calcext:value-type="float">
            <text:p>2.21471</text:p>
          </table:table-cell>
          <table:table-cell office:value-type="float" office:value="2.26658525" calcext:value-type="float">
            <text:p>2.26659</text:p>
          </table:table-cell>
          <table:table-cell office:value-type="float" office:value="3.511997" calcext:value-type="float">
            <text:p>3.5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408875" calcext:value-type="float">
            <text:p>2.21409</text:p>
          </table:table-cell>
          <table:table-cell office:value-type="float" office:value="2.22734291666667" calcext:value-type="float">
            <text:p>2.22734</text:p>
          </table:table-cell>
          <table:table-cell office:value-type="float" office:value="3.374387" calcext:value-type="float">
            <text:p>3.374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50858333333" calcext:value-type="float">
            <text:p>2.20951</text:p>
          </table:table-cell>
          <table:table-cell office:value-type="float" office:value="2.33163025" calcext:value-type="float">
            <text:p>2.33163</text:p>
          </table:table-cell>
          <table:table-cell office:value-type="float" office:value="3.406306" calcext:value-type="float">
            <text:p>3.406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683416666667" calcext:value-type="float">
            <text:p>2.20683</text:p>
          </table:table-cell>
          <table:table-cell office:value-type="float" office:value="2.22267416666667" calcext:value-type="float">
            <text:p>2.22267</text:p>
          </table:table-cell>
          <table:table-cell office:value-type="float" office:value="3.388276" calcext:value-type="float">
            <text:p>3.388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0302733333333" calcext:value-type="float">
            <text:p>2.20303</text:p>
          </table:table-cell>
          <table:table-cell office:value-type="float" office:value="2.31759191666667" calcext:value-type="float">
            <text:p>2.31759</text:p>
          </table:table-cell>
          <table:table-cell office:value-type="float" office:value="3.671271" calcext:value-type="float">
            <text:p>3.671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92833333333" calcext:value-type="float">
            <text:p>2.20193</text:p>
          </table:table-cell>
          <table:table-cell office:value-type="float" office:value="2.08772" calcext:value-type="float">
            <text:p>2.08772</text:p>
          </table:table-cell>
          <table:table-cell office:value-type="float" office:value="2.833552" calcext:value-type="float">
            <text:p>2.833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77183333333" calcext:value-type="float">
            <text:p>2.19877</text:p>
          </table:table-cell>
          <table:table-cell office:value-type="float" office:value="2.29809391666667" calcext:value-type="float">
            <text:p>2.29809</text:p>
          </table:table-cell>
          <table:table-cell office:value-type="float" office:value="3.26256" calcext:value-type="float">
            <text:p>3.262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34791666667" calcext:value-type="float">
            <text:p>2.19235</text:p>
          </table:table-cell>
          <table:table-cell office:value-type="float" office:value="2.29071708333333" calcext:value-type="float">
            <text:p>2.29072</text:p>
          </table:table-cell>
          <table:table-cell office:value-type="float" office:value="3.177408" calcext:value-type="float">
            <text:p>3.177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8874641666667" calcext:value-type="float">
            <text:p>2.18875</text:p>
          </table:table-cell>
          <table:table-cell office:value-type="float" office:value="2.27287225" calcext:value-type="float">
            <text:p>2.27287</text:p>
          </table:table-cell>
          <table:table-cell office:value-type="float" office:value="3.311522" calcext:value-type="float">
            <text:p>3.311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38175" calcext:value-type="float">
            <text:p>2.18838</text:p>
          </table:table-cell>
          <table:table-cell office:value-type="float" office:value="2.3505155" calcext:value-type="float">
            <text:p>2.35052</text:p>
          </table:table-cell>
          <table:table-cell office:value-type="float" office:value="3.348117" calcext:value-type="float">
            <text:p>3.348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40658333333" calcext:value-type="float">
            <text:p>2.18641</text:p>
          </table:table-cell>
          <table:table-cell office:value-type="float" office:value="2.22752658333333" calcext:value-type="float">
            <text:p>2.22753</text:p>
          </table:table-cell>
          <table:table-cell office:value-type="float" office:value="3.045722" calcext:value-type="float">
            <text:p>3.045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8580041666667" calcext:value-type="float">
            <text:p>2.1858</text:p>
          </table:table-cell>
          <table:table-cell office:value-type="float" office:value="2.29967333333333" calcext:value-type="float">
            <text:p>2.29967</text:p>
          </table:table-cell>
          <table:table-cell office:value-type="float" office:value="3.219915" calcext:value-type="float">
            <text:p>3.219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464566666667" calcext:value-type="float">
            <text:p>2.18465</text:p>
          </table:table-cell>
          <table:table-cell office:value-type="float" office:value="2.39901191666667" calcext:value-type="float">
            <text:p>2.39901</text:p>
          </table:table-cell>
          <table:table-cell office:value-type="float" office:value="3.751921" calcext:value-type="float">
            <text:p>3.751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316525" calcext:value-type="float">
            <text:p>2.18317</text:p>
          </table:table-cell>
          <table:table-cell office:value-type="float" office:value="2.28951275" calcext:value-type="float">
            <text:p>2.28951</text:p>
          </table:table-cell>
          <table:table-cell office:value-type="float" office:value="3.168195" calcext:value-type="float">
            <text:p>3.16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198458333333" calcext:value-type="float">
            <text:p>2.18198</text:p>
          </table:table-cell>
          <table:table-cell office:value-type="float" office:value="2.20512916666667" calcext:value-type="float">
            <text:p>2.20513</text:p>
          </table:table-cell>
          <table:table-cell office:value-type="float" office:value="3.046827" calcext:value-type="float">
            <text:p>3.046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107133333333" calcext:value-type="float">
            <text:p>2.18107</text:p>
          </table:table-cell>
          <table:table-cell office:value-type="float" office:value="2.3388355" calcext:value-type="float">
            <text:p>2.33884</text:p>
          </table:table-cell>
          <table:table-cell office:value-type="float" office:value="3.01645" calcext:value-type="float">
            <text:p>3.016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11075" calcext:value-type="float">
            <text:p>2.17911</text:p>
          </table:table-cell>
          <table:table-cell office:value-type="float" office:value="2.294242" calcext:value-type="float">
            <text:p>2.29424</text:p>
          </table:table-cell>
          <table:table-cell office:value-type="float" office:value="3.190437" calcext:value-type="float">
            <text:p>3.190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1125" calcext:value-type="float">
            <text:p>2.17511</text:p>
          </table:table-cell>
          <table:table-cell office:value-type="float" office:value="2.35092791666667" calcext:value-type="float">
            <text:p>2.35093</text:p>
          </table:table-cell>
          <table:table-cell office:value-type="float" office:value="3.439787" calcext:value-type="float">
            <text:p>3.439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851291666667" calcext:value-type="float">
            <text:p>2.16851</text:p>
          </table:table-cell>
          <table:table-cell office:value-type="float" office:value="2.32473541666667" calcext:value-type="float">
            <text:p>2.32474</text:p>
          </table:table-cell>
          <table:table-cell office:value-type="float" office:value="3.31927" calcext:value-type="float">
            <text:p>3.319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252125" calcext:value-type="float">
            <text:p>2.16252</text:p>
          </table:table-cell>
          <table:table-cell office:value-type="float" office:value="2.20260125" calcext:value-type="float">
            <text:p>2.2026</text:p>
          </table:table-cell>
          <table:table-cell office:value-type="float" office:value="2.636136" calcext:value-type="float">
            <text:p>2.636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49325" calcext:value-type="float">
            <text:p>2.15149</text:p>
          </table:table-cell>
          <table:table-cell office:value-type="float" office:value="2.23190158333333" calcext:value-type="float">
            <text:p>2.2319</text:p>
          </table:table-cell>
          <table:table-cell office:value-type="float" office:value="2.670925" calcext:value-type="float">
            <text:p>2.670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0168" calcext:value-type="float">
            <text:p>2.15017</text:p>
          </table:table-cell>
          <table:table-cell office:value-type="float" office:value="2.28769591666667" calcext:value-type="float">
            <text:p>2.2877</text:p>
          </table:table-cell>
          <table:table-cell office:value-type="float" office:value="2.824985" calcext:value-type="float">
            <text:p>2.824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893483333333" calcext:value-type="float">
            <text:p>2.14893</text:p>
          </table:table-cell>
          <table:table-cell office:value-type="float" office:value="2.2434965" calcext:value-type="float">
            <text:p>2.2435</text:p>
          </table:table-cell>
          <table:table-cell office:value-type="float" office:value="2.804044" calcext:value-type="float">
            <text:p>2.804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5055" calcext:value-type="float">
            <text:p>2.13506</text:p>
          </table:table-cell>
          <table:table-cell office:value-type="float" office:value="2.303555" calcext:value-type="float">
            <text:p>2.30356</text:p>
          </table:table-cell>
          <table:table-cell office:value-type="float" office:value="2.926032" calcext:value-type="float">
            <text:p>2.926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799725" calcext:value-type="float">
            <text:p>2.128</text:p>
          </table:table-cell>
          <table:table-cell office:value-type="float" office:value="2.203381" calcext:value-type="float">
            <text:p>2.20338</text:p>
          </table:table-cell>
          <table:table-cell office:value-type="float" office:value="2.506461" calcext:value-type="float">
            <text:p>2.506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757541666667" calcext:value-type="float">
            <text:p>2.12758</text:p>
          </table:table-cell>
          <table:table-cell office:value-type="float" office:value="2.17431833333333" calcext:value-type="float">
            <text:p>2.17432</text:p>
          </table:table-cell>
          <table:table-cell office:value-type="float" office:value="2.274249" calcext:value-type="float">
            <text:p>2.274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989125" calcext:value-type="float">
            <text:p>2.10989</text:p>
          </table:table-cell>
          <table:table-cell office:value-type="float" office:value="2.28899" calcext:value-type="float">
            <text:p>2.28899</text:p>
          </table:table-cell>
          <table:table-cell office:value-type="float" office:value="2.91558" calcext:value-type="float">
            <text:p>2.915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0" calcext:value-type="float">
            <text:p>0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0" calcext:value-type="float">
            <text:p>0</text:p>
          </table:table-cell>
          <table:table-cell table:formula="of:=SUM([.AQ1:.AQ5])" office:value-type="float" office:value="0" calcext:value-type="float">
            <text:p>0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0" calcext:value-type="float">
            <text:p>0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9"/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0:11:38.769795056</dc:date>
    <meta:document-statistic meta:table-count="1" meta:cell-count="4639" meta:object-count="0"/>
    <meta:generator>LibreOffice/4.2.8.2$Linux_X86_64 LibreOffice_project/420m0$Build-2</meta:generator>
  </office:meta>
</office:document-meta>
</file>